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line-through-style="solid" style:text-underline-style="none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3_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Alliance isra<text:span text:style-name="T2">é</text:span><text:span text:style-name="T3">lite universelle; Purim</text:span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Front Cover]</text:p>
      <text:p text:style-name="P6">For the Sabbath before Purim/</text:p>
      <text:p text:style-name="P6">On the <text:span text:style-name="T4">Alliance</text:span><text:span text:style-name="T5">/</text:span></text:p>
      <text:p text:style-name="P6"><text:span text:style-name="T5"/></text:p>
      <text:p text:style-name="P5"><text:span text:style-name="T5">[Page 1]</text:span></text:p>
      <text:p text:style-name="P5"><text:span text:style-name="T5">Brethren. <text:s/>Were it in my power to perform a/ wonder, you </text:span><text:span text:style-name="T6">should be carried</text:span><text:span text:style-name="T7"> would this morning </text:span><text:span text:style-name="T6">from</text:span><text:span text:style-name="T7"> personally contemplate/ </text:span><text:span text:style-name="T6">hence to</text:span><text:span text:style-name="T7"> stirring scenes in far off lands. <text:s/>The </text:span><text:span text:style-name="T6">scenes</text:span><text:span text:style-name="T7"> objects exhibited to/ your vision, would have such </text:span><text:span text:style-name="T6">touching powerful</text:span><text:span text:style-name="T7"> touching eloquence;/ they would appeal so irresistibly to your feelings, that the spirit </text:span><text:span text:style-name="T6">stirring</text:span><text:span text:style-name="T7"> within/ you would manifest itself in acts of broad/ generosity. <text:s/>The sense of speech in man, however/ appropriately exercised, is </text:span><text:span text:style-name="T6">always</text:span><text:span text:style-name="T7"> at best a very weak </text:span><text:span text:style-name="T6">as a</text:span><text:span text:style-name="T7">/ substitute for the sense of sight. <text:s/>It is the latter which/ influences human nature </text:span><text:span text:style-name="T6">profoundly deeply</text:span><text:span text:style-name="T7"> intensely. <text:s/>To see/ misery is to melt with compassion and instinctively/ stretch forth a helping hand. <text:s/>To have the suffering/ of quivering flesh, </text:span><text:span text:style-name="T6">before</text:span><text:span text:style-name="T7"> set </text:span><text:span text:style-name="T6">under</text:span><text:span text:style-name="T7"> directly under our eyes, is to be </text:span><text:span text:style-name="T6">stirred</text:span><text:span text:style-name="T7"> aroused/ </text:span><text:span text:style-name="T6">up</text:span><text:span text:style-name="T7"> to the earnest wish of relieving it. <text:s/>But praise/ be to the Lord of Israel! <text:s/>This morning I have/ not any immediate cause for asking that you should/ look </text:span><text:span text:style-name="T6">at</text:span><text:span text:style-name="T7"> on and pity the misfortune of your coreligionists. <text:s/></text:span><text:span text:style-name="T6">Your</text:span><text:span text:style-name="T7"> The/ journey which I fain would desire you </text:span><text:span text:style-name="T6">directed</text:span><text:span text:style-name="T7"> to take is not to </text:span><text:span text:style-name="T6">grieve</text:span><text:span text:style-name="T7"> sadden you by a contemplation of the fruits of calamities, but to gladden your hearts by a survey </text:span><text:span text:style-name="T6">would be to a contemplation</text:span><text:span text:style-name="T7"> of a promising/ harvest of happiness. <text:s/></text:span><text:span text:style-name="T6">And</text:span><text:span text:style-name="T7"> Since it cannot/ be </text:span><text:span text:style-name="T6">set forth bed out</text:span><text:span text:style-name="T7"> set forth in your presence, let me try to/ </text:span><text:span text:style-name="T6">describe it sketch it out</text:span><text:span text:style-name="T7"> faintly delineate it. <text:s/>Imagine you are at/</text:span></text:p>
      <text:p text:style-name="P5"><text:span text:style-name="T7"/></text:p>
      <text:p text:style-name="P5"><text:span text:style-name="T7">[Page 2]</text:span></text:p>
      <text:p text:style-name="P5"><text:soft-page-break/><text:span text:style-name="T7">Smyrna, in Asiatic Turkey./ <text:s/>You notice hundreds of </text:span><text:span text:style-name="T6">y</text:span><text:span text:style-name="T7">our brethren </text:span><text:span text:style-name="T6">are</text:span><text:span text:style-name="T7"> hurry-/-ing towards the same spot. <text:s/>Is it the Synago-/gue to which </text:span><text:span text:style-name="T6">they</text:span><text:span text:style-name="T7"> those descendants of Abraham bend their steps? <text:s/>Why are </text:span><text:span text:style-name="T6">those</text:span><text:span text:style-name="T7"> men </text:span><text:span text:style-name="T6">dressed</text:span><text:span text:style-name="T7"> &amp; women attired in a holiday </text:span><text:span text:style-name="T6">attire</text:span><text:span text:style-name="T7"> dress? <text:s/>Are Jews/ celebrating one of their solemn festivals? <text:s/>No:/ it is a working day yet many are hastening to/ a place of meeting. <text:s/></text:span><text:span text:style-name="T6">It is a holy place, their <text:s/>The place</text:span><text:span text:style-name="T7"> It is not a synagogue </text:span><text:span text:style-name="T6">yet</text:span><text:span text:style-name="T7"> still it is most holy./ <text:s/>Your fellow-believers at Smyrna are going to their children's school house. <text:s/>It formerly was/ a </text:span><text:span text:style-name="T8">Cheder</text:span><text:span text:style-name="T7">, where a smattering of Hebrew, unsystem-/-atically taught, constituted the </text:span><text:span text:style-name="T6">whole</text:span><text:span text:style-name="T7"> sum total of know-/-ledge acquired by </text:span><text:span text:style-name="T6">of</text:span><text:span text:style-name="T7"> male pupils. <text:s/>They spent there/ years under the old discipline of the unspair-/-ing rod. <text:s/>Now it has </text:span><text:span text:style-name="T6">been</text:span><text:span text:style-name="T7"> undergone a total transformation. <text:s/></text:span><text:span text:style-name="T6">into a</text:span><text:span text:style-name="T7"> It has become/ a seminary of religious and secular learning for Jewish girls as well/ as Jewish boys. <text:s/>The day has arrived in/ which their proficiency must vindicate the/ wisdom of the new method of instruction, and/ commend it to the approval of the right-think-/-ing </text:span><text:span text:style-name="T6">in</text:span><text:span text:style-name="T7"> among the people of Israel in every land. <text:s/>Those children/ of our faith answer the questions which the/ examiners put, not as heretofore in an unintel-/-ligible mixture of a language that ignorance in-/vented and clannishness sanctified, but in Turkish/</text:span></text:p>
      <text:p text:style-name="P5"><text:span text:style-name="T7"/></text:p>
      <text:p text:style-name="P5"><text:span text:style-name="T7">[Page 3]</text:span></text:p>
      <text:p text:style-name="P5"><text:span text:style-name="T7">or in French with which they have become/ familiar. <text:s/>Strangers to our creed have been/ invited to see and be convinced that Jews are not exclusive by/ nature or religion; that they eagerly seize the earliest/ opportunities </text:span><text:span text:style-name="T6">to show their fondness for</text:span><text:span text:style-name="T7"> for gratifying a thirst after a knowledge/ which may enlarge their views and better their/ condition. <text:s/>The archbishop of the Greek Church/ has attended the public examination of the school/ instituted by the "Universal Israelitish Alliance,"/ and after listening attentively for two hours leaves/ with a favorable impression </text:span><text:span text:style-name="T6">of touching</text:span><text:span text:style-name="T7"> regarding our people's intellectuality and/ with expressions of admiration for the society, whose/ </text:span><text:span text:style-name="T6">beneficent</text:span><text:span text:style-name="T7"> genial influence is almost world-wide./</text:span></text:p>
      <text:p text:style-name="P5"><text:span text:style-name="T7">Fancy now that we quit Smyrna and travel to/ Brody--the Jerusalem of Galicia as it has not been inaptly/ </text:span><text:span text:style-name="T6">been</text:span><text:span text:style-name="T7"> called. <text:s/>IT is summer, and the schools have/ just closed for the vacation. <text:s/>One Hundred and eighty four youths/ born in our believe have </text:span><text:span text:style-name="T6">undergone</text:span><text:span text:style-name="T7"> stood a searching/ examination in various branches of literature, and,/ as usual everywhere, have acquitted themselves </text:span><text:span text:style-name="T6">nobly</text:span><text:span text:style-name="T7"> creditably/ and won + high prizes. <text:s/>They celebrate the/</text:span></text:p>
      <text:p text:style-name="P5"><text:span text:style-name="T7"/></text:p>
      <text:p text:style-name="P5"><text:span text:style-name="T7">[Page 4]</text:span></text:p>
      <text:p text:style-name="P5"><text:span text:style-name="T7">occasion by what we in America call/ a picnic. <text:s/></text:span><text:span text:style-name="T6">and</text:span><text:span text:style-name="T7"> The excursionists proceed to the spot of their diver-/-sion in military order under two banners. <text:s/>One/ bears this inscription: "The Jewish School boys/ and girls of Brody". <text:s/></text:span><text:span text:style-name="T6">In an</text:span><text:span text:style-name="T7"> Upon the other three mottos/ are impressed. <text:s/>In the Polish language we read:/ "Thou is born for labor, but a good temper makes/ up for the hardship endured". <text:s/>In Hebrew </text:span><text:span text:style-name="T6">it is</text:span><text:span text:style-name="T7"> we read:/ "There is time for all things; a time for studying,/ and a time for dancing." &amp; In German we read: "Both study/ and pleasure have excellent merits". <text:s/>It is the/ principles of Judaism--of our religion which is eminently social, and promotive/ of the enjoyment of life, which those young stu-/-dents who have tasted of the tree of knowledge now carry out./ <text:s/>The procession halts in front of a dwelling and/ shouts out words of greeting</text:span><text:span text:style-name="T6">s</text:span><text:span text:style-name="T7"> to the occupant. <text:s/></text:span><text:span text:style-name="T6">It</text:span><text:span text:style-name="T7"> He that lives in is the/ representative of the </text:span><text:span text:style-name="T6">greatest advocate</text:span><text:span text:style-name="T7"> staunchest and most munificent friend of the "Uni-/-versal Israelitish Alliance". </text:span><text:span text:style-name="T6">which they salute</text:span><text:span text:style-name="T7">/ Baron Maurice de Hirsch has given it mil-/-lions to assist congregations in times of famine and pestilence,/ of fires and wars. <text:s/>He has given them because he he[sic!] has faith in/ its far reaching </text:span><text:span text:style-name="T6">endeavours</text:span><text:span text:style-name="T7"> workings. <text:s/>He has given/</text:span></text:p>
      <text:p text:style-name="P5"><text:span text:style-name="T7"/></text:p>
      <text:p text:style-name="P5"><text:span text:style-name="T7">[Page 5]</text:span></text:p>
      <text:p text:style-name="P7"><text:span text:style-name="T5">it</text:span><text:span text:style-name="T7"> the Alliance millions principally to aid it in the herculean task/ of exterminating ignorance and its ally superstition/ and setting up aloft learning and its adjunct a liberal/ spirit. <text:s/>The Baron had commissioned his al-/-moner Chevalier Veneziani to largely endow in his name/ the school of Brody, where his young </text:span><text:soft-page-break/><text:span text:style-name="T7">coreligionists/ </text:span><text:span text:style-name="T5">receive</text:span><text:span text:style-name="T7"> obtain the means to </text:span><text:span text:style-name="T5">so</text:span><text:span text:style-name="T7"> rise socially by mental culture./ <text:s/>On that gala day, when the director of the school/ came forward and in a feeling address thanked the/ Alliance and its illustrious champion, Veneziani/ moved to tears at the sight he </text:span><text:span text:style-name="T5">bel</text:span><text:span text:style-name="T7"> beheld, responded so:/ "May all these youths live to be an honor to the/ olden religion </text:span><text:span text:style-name="T5">to which</text:span><text:span text:style-name="T7"> whereunto they belong". <text:s/>And an out-/-burst of national feeling repeated: Amen, so may/ it be./</text:span></text:p>
      <text:p text:style-name="P7"><text:span text:style-name="T7">If </text:span><text:span text:style-name="T5">we now could betake ourselves to Palestine, we</text:span><text:span text:style-name="T7"> from the </text:span><text:span text:style-name="T5">[?]</text:span><text:span text:style-name="T7"> self styled Galilean Jerusalem we should retrace our steps and cross the Mediterranean/ sea to visit the land where the real Jerusalem is found, we/ might tarry a while at </text:span><text:span text:style-name="T5">the school of</text:span><text:span text:style-name="T7"> Jaffa. <text:s/>There stands yet the agricultural/ school which was Charles Netter's dearest thought,/ and which received his body when death suddenly/ forced him away from his labor of love. <text:s/></text:span><text:span text:style-name="T5">Here</text:span><text:span text:style-name="T7">/ There we might inspire ourselves with the hope/</text:span></text:p>
      <text:p text:style-name="P7"><text:span text:style-name="T7"/></text:p>
      <text:p text:style-name="P7"><text:span text:style-name="T7">[Page 6]</text:span></text:p>
      <text:p text:style-name="P7"><text:span text:style-name="T7">of a revival of patriarchal pursuits,/ healthy, profitable, preparatory to the ful-/filment of the promised blessings when the </text:span><text:span text:style-name="T5">soil</text:span><text:span text:style-name="T7"> ground/ hallowed by </text:span><text:span text:style-name="T5">prophets</text:span><text:span text:style-name="T7"> the </text:span><text:span text:style-name="T5">[?] of</text:span><text:span text:style-name="T7"> labors of the ancient </text:span><text:span text:style-name="T5">patriarchs</text:span><text:span text:style-name="T7"> fathers of our nation, shall smile again with verdure,/ and the original inhabitants shall find their flock/ in Bashan and Gilead as in the days of yore./ <text:s/>From Jaffa </text:span><text:span text:style-name="T5">on which</text:span><text:span text:style-name="T7"> upon which school the Alliance has bestowed/ vast amounts, we might proceed to </text:span><text:span text:style-name="T5">Jerusalem</text:span><text:span text:style-name="T7"> the capital of Palestine,/ and examine whether the sanguine expectations/ of new colorists, who formed the plan of tilling/ the </text:span><text:span text:style-name="T5">ground</text:span><text:span text:style-name="T7"> soil, </text:span><text:span text:style-name="T5">receive</text:span><text:span text:style-name="T7"> hold out any prospect of realization./ <text:s/></text:span><text:span text:style-name="T5">or whether the</text:span><text:span text:style-name="T7"> The Alliance has expressed its misgivings </text:span><text:span text:style-name="T5">of the Alliance</text:span><text:span text:style-name="T7"> upon that score. <text:s/>It has thought that/ almost insufferable difficulties will blast </text:span><text:span text:style-name="T5">for the</text:span><text:span text:style-name="T7"> all/ present </text:span><text:span text:style-name="T5">all</text:span><text:span text:style-name="T7"> endeavours in that direction. </text:span><text:span text:style-name="T5">are well</text:span><text:span text:style-name="T7">/ </text:span><text:span text:style-name="T5">founded</text:span><text:span text:style-name="T7"> We may abstain yet awhile to form an opinion, but we may feel assured that </text:span><text:span text:style-name="T5">For</text:span><text:span text:style-name="T7"> the organization centred[sic!] at Paris,/ watches with paternal solicitude the incomings/ and outgoings of all who venture to settle in/ the land once our own, but now misruled and/ ruined by impotent and rapacious </text:span><text:span text:style-name="T5">sheiks, or</text:span><text:span text:style-name="T7">/ </text:span><text:span text:style-name="T5">Turks</text:span><text:span text:style-name="T7"> governors. <text:s/>The Alliance encourages/ industry, notably that </text:span><text:span text:style-name="T5">aiming to</text:span><text:span text:style-name="T7"> which has for its aim and scope farming and/ husbandry. <text:s/>Only three weeks ago in its anxiety/</text:span></text:p>
      <text:p text:style-name="P7"><text:span text:style-name="T7"/></text:p>
      <text:p text:style-name="P7"><text:span text:style-name="T7">[Page 7]</text:span></text:p>
      <text:p text:style-name="P7"><text:span text:style-name="T7">to foster that art, it submitted a pro-/-position to all the members of the central committee to sell each pupil of the Jaffa school/ who have completed their apprenticeship some/ acres of land, advancing the money, and receiving/ it back by instalments[sic!] in the course of five/ years. <text:s/></text:span><text:span text:style-name="T5">But</text:span><text:span text:style-name="T7"> The Alliance, however discountenances at-/tempts which a mistaken piety might turn/ into disasters. <text:s/>And such may prove the large/ influx of Roumanian</text:span><text:span text:style-name="T5">s</text:span><text:span text:style-name="T7"> peasants in the holy city./ <text:s/></text:span><text:span text:style-name="T5">No</text:span><text:span text:style-name="T7"> Time will show whose judgment was correct upon this </text:span><text:span text:style-name="T5">sb</text:span><text:span text:style-name="T7"> subject, but the experience of a quarter of a century during/ which stirring events affecting Israel in the coun-/-tries of their dispersion have come to pass, vindi/cated the </text:span><text:span text:style-name="T5">claims</text:span><text:span text:style-name="T7"> wisdom of an association almost ubiquitous in its/ character, and its claims to universal support. <text:s/>The names of the men of our faith/ appended to the original call shortly after the/ atrocious stealing of a Jewish boy at Bologna by/ papists, sanctioned by Pius IX; the names of/ </text:span><text:span text:style-name="T5">Mun</text:span><text:span text:style-name="T7"> Solomon Munk and Adolph Cremieux; the/ names of illustrious dead who welcomed its rising/ and progress as a bulwark of Jewish defence[sic!];/ the names of S. H. Goldschmidt, its President/ who </text:span><text:span text:style-name="T5">has bestows on</text:span><text:span text:style-name="T7"> gives it valuable time and abundant/</text:span></text:p>
      <text:p text:style-name="P7"><text:span text:style-name="T7"/></text:p>
      <text:p text:style-name="P7"><text:span text:style-name="T7">[Page 8]</text:span></text:p>
      <text:p text:style-name="P7"><text:span text:style-name="T7">gold, of the learned and untiring Isidore/ Loeb, its Secretary, religiously </text:span><text:span text:style-name="T5">perfectly</text:span><text:span text:style-name="T7"> devoted to its interests, the names of Rabbis,/ Professors, and philanthropists from the/ Alps to the Appenines; from the Danube/ to the Volga, as far as the Caribbean Sea of all who/ labor in unison of sentiments to the same end,/ </text:span><text:span text:style-name="T5">giving</text:span><text:span text:style-name="T7"> have lent the Alliance a richly deserved prestige which places it/ foremost among institutions of Hebrew beneficence./ <text:s/>I have often before pleaded in its behalf, and/ I rejoice that in the absence of some who might/ advocate with happier results a cause I deem/ righteous, I succeeded in </text:span><text:soft-page-break/><text:span text:style-name="T7">gaining a few addi-/-tional subscribers to the Philadelphia branch/ of the parent association. <text:s/>But this Sabbath/ preceding the festivity which makes it incumbent/ on us to send gifts to the poor, I ask of/ my congregation that they will offer a notable/ sign of their sympathy with the goodly work/ and the workers. <text:s/>Let it be known in/ the capital of France and be </text:span><text:span text:style-name="T5">written</text:span><text:span text:style-name="T7"> recorded in the/ next Bulletin of the Alliance, that my/</text:span></text:p>
      <text:p text:style-name="P7"><text:span text:style-name="T7"/></text:p>
      <text:p text:style-name="P7"><text:span text:style-name="T7">[Page 9]</text:span></text:p>
      <text:p text:style-name="P7"><text:span text:style-name="T7">people dwelling in the city of brotherly/ love, fraternally send greetings to </text:span><text:span text:style-name="T5">the</text:span><text:span text:style-name="T7"> brave/ Jews, even to those whose exertions aim to/ upraise the lowly of their race. <text:s/>Let it be known/ </text:span><text:span text:style-name="T5">that</text:span><text:span text:style-name="T7"> wherever that paper circulates, that from a representative community in the new world a generous donation towards educating/ eight thousand boys and girls of the Hebrew race </text:span><text:span text:style-name="T5">was forwarded</text:span><text:span text:style-name="T7"> was </text:span><text:span text:style-name="T5">offered</text:span><text:span text:style-name="T7"> forwarded/ </text:span><text:span text:style-name="T5">anxious that</text:span><text:span text:style-name="T7"> Oh may </text:span><text:span text:style-name="T5">by our exertion</text:span><text:span text:style-name="T7"> the number of </text:span><text:span text:style-name="T5">Hebrew</text:span><text:span text:style-name="T7"> youths/ </text:span><text:span text:style-name="T5">cared</text:span><text:span text:style-name="T7"> whose moral and intellectual progress is cared for by the Alliance </text:span><text:span text:style-name="T5">may</text:span><text:span text:style-name="T7"> increase hundredfold by our exertions to the glory/ of </text:span><text:span text:style-name="T5">our</text:span><text:span text:style-name="T7"> Israel's religion and the sanctification of Israel's God./</text:span></text:p>
      <text:p text:style-name="P7"><text:span text:style-name="T7"/></text:p>
      <text:p text:style-name="P7"><text:span text:style-name="T7">Donations may be sent to Mr Simon Muhr, 633/ Chestnut St, or, if so preferred, to my house 546 Nth/ 5th st. <text:s/>The receipt of money will be duly acknow-/-ledged in the </text:span><text:span text:style-name="T8">Jewish Record</text:span><text:span text:style-name="T7">, and sent without </text:span><text:span text:style-name="T5">much</text:span><text:span text:style-name="T7"> unnecessary/ delay to the Central committee in Pari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09T13:04:34.87</meta:creation-date>
    <dc:date>2012-07-09T14:51:29.15</dc:date>
    <dc:creator>Penn Libraries</dc:creator>
    <meta:editing-duration>PT00H00M5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4" meta:word-count="2027" meta:character-count="12478"/>
  </office:meta>
</office:document-meta>
</file>